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5c0f9" draw:textarea-horizontal-align="justify" draw:textarea-vertical-align="middle" draw:auto-grow-height="false" fo:min-height="4.318cm" fo:min-width="12.446cm"/>
    </style:style>
    <style:style style:name="gr2" style:family="graphic" style:parent-style-name="standard">
      <style:graphic-properties draw:stroke="none" draw:fill="none" fo:min-height="0.712cm"/>
    </style:style>
    <style:style style:name="gr3" style:family="graphic" style:parent-style-name="standard">
      <style:graphic-properties svg:stroke-width="0.051cm" svg:stroke-color="#3465a4" draw:marker-start-width="0.355cm" draw:marker-end-width="0.355cm" draw:fill="hatch" draw:fill-color="#ffffff" draw:fill-hatch-name="Hatching_20_3" draw:fill-hatch-solid="true" draw:textarea-horizontal-align="justify" draw:textarea-vertical-align="middle" draw:auto-grow-height="false" fo:min-height="2.998cm" fo:min-width="11.888cm" fo:padding-top="0.025cm" fo:padding-bottom="0.025cm" fo:padding-left="0.025cm" fo:padding-right="0.025cm"/>
    </style:style>
    <style:style style:name="gr4" style:family="graphic" style:parent-style-name="standard">
      <style:graphic-properties svg:stroke-width="0.051cm" svg:stroke-color="#3465a4" draw:marker-start-width="0.355cm" draw:marker-end-width="0.355cm" draw:fill="solid" draw:fill-color="#85c0f9" draw:textarea-horizontal-align="justify" draw:textarea-vertical-align="middle" draw:auto-grow-height="false" fo:min-height="1.944cm" fo:min-width="11.38cm" fo:padding-top="0.025cm" fo:padding-bottom="0.025cm" fo:padding-left="0.025cm" fo:padding-right="0.025cm"/>
    </style:style>
    <style:style style:name="gr5" style:family="graphic" style:parent-style-name="standard">
      <style:graphic-properties svg:stroke-width="0.051cm" svg:stroke-color="#3465a4" draw:marker-start-width="0.355cm" draw:marker-end-width="0.355cm" draw:fill="hatch" draw:fill-color="#ffffff" draw:fill-hatch-name="Hatching_20_3" draw:fill-hatch-solid="true" draw:textarea-horizontal-align="justify" draw:textarea-vertical-align="middle" draw:auto-grow-height="false" fo:min-height="0.839cm" fo:min-width="2.998cm" fo:padding-top="0.025cm" fo:padding-bottom="0.025cm" fo:padding-left="0.025cm" fo:padding-right="0.025cm"/>
    </style:style>
    <style:style style:name="gr6" style:family="graphic" style:parent-style-name="standard">
      <style:graphic-properties svg:stroke-width="0.051cm" svg:stroke-color="#3465a4" draw:marker-start-width="0.355cm" draw:marker-end-width="0.355cm" draw:fill="hatch" draw:fill-color="#ffffff" draw:fill-hatch-name="Hatching_20_3" draw:fill-hatch-solid="true" draw:textarea-horizontal-align="justify" draw:textarea-vertical-align="middle" draw:auto-grow-height="false" fo:min-height="0.839cm" fo:min-width="3.482cm" fo:padding-top="0.025cm" fo:padding-bottom="0.025cm" fo:padding-left="0.025cm" fo:padding-right="0.025cm"/>
    </style:style>
    <style:style style:name="gr7" style:family="graphic" style:parent-style-name="standard">
      <style:graphic-properties svg:stroke-width="0.051cm" svg:stroke-color="#3465a4" draw:marker-start-width="0.355cm" draw:marker-end-width="0.355cm" draw:fill="hatch" draw:fill-color="#ffffff" draw:fill-hatch-name="Hatching_20_3" draw:fill-hatch-solid="true" draw:textarea-horizontal-align="justify" draw:textarea-vertical-align="middle" draw:auto-grow-height="false" fo:min-height="0.839cm" fo:min-width="4.141cm" fo:padding-top="0.025cm" fo:padding-bottom="0.025cm" fo:padding-left="0.025cm" fo:padding-right="0.025cm"/>
    </style:style>
    <style:style style:name="P1" style:family="paragraph">
      <loext:graphic-properties draw:fill="solid" draw:fill-color="#85c0f9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hatch" draw:fill-color="#ffffff" draw:fill-hatch-name="Hatching_20_3" draw:fill-hatch-solid="tru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hatch" draw:fill-color="#ffffff" draw:fill-hatch-name="Hatching_20_3" draw:fill-hatch-solid="tru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4.318cm" svg:x="3.286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444cm" svg:height="0.712cm" svg:x="4.644cm" svg:y="2.397cm">
          <draw:text-box>
            <text:p><text:span text:style-name="T1">SecurityContextHolder</text:span></text:p>
          </draw:text-box>
        </draw:frame>
        <draw:custom-shape draw:style-name="gr3" draw:text-style-name="P3" draw:layer="layout" svg:width="11.938cm" svg:height="3.048cm" svg:x="3.54cm" svg:y="3.2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444cm" svg:height="0.712cm" svg:x="4.644cm" svg:y="3.411cm">
          <draw:text-box>
            <text:p><text:span text:style-name="T1">SecurityContext</text:span></text:p>
          </draw:text-box>
        </draw:frame>
        <draw:custom-shape draw:style-name="gr4" draw:text-style-name="P1" draw:layer="layout" svg:width="11.43cm" svg:height="1.994cm" svg:x="3.802cm" svg:y="4.2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26cm" svg:height="0.712cm" svg:x="5.304cm" svg:y="4.295cm">
          <draw:text-box>
            <text:p><text:span text:style-name="T1">Authentication</text:span></text:p>
          </draw:text-box>
        </draw:frame>
        <draw:custom-shape draw:style-name="gr5" draw:text-style-name="P5" draw:layer="layout" svg:width="3.048cm" svg:height="0.889cm" svg:x="4.048cm" svg:y="5.191cm">
          <text:p text:style-name="P4"><text:span text:style-name="T2">Principa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32cm" svg:height="0.889cm" svg:x="7.247cm" svg:y="5.191cm">
          <text:p text:style-name="P4"><text:span text:style-name="T2">Credentia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191cm" svg:height="0.889cm" svg:x="10.906cm" svg:y="5.191cm">
          <text:p text:style-name="P4"><text:span text:style-name="T2">Authorit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3" draw:display-name="Hatching 3" draw:style="single" draw:color="#85c0f9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200" draw:textarea-horizontal-align="justify" draw:auto-grow-height="true" fo:wrap-option="wrap" draw:shadow="hidden" draw:shadow-offset-x="0.203cm" draw:shadow-offset-y="0.203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3:53:46.323687448</meta:creation-date>
    <dc:date>2020-02-19T21:25:12.992165967</dc:date>
    <meta:editing-duration>PT55M36S</meta:editing-duration>
    <meta:editing-cycles>4</meta:editing-cycles>
    <meta:generator>LibreOffice/6.0.7.3$Linux_X86_64 LibreOffice_project/00m0$Build-3</meta:generator>
    <meta:document-statistic meta:object-count="9"/>
  </office:meta>
</office:document-meta>
</file>